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nrolledCourses_28_nhr_29_" style:display-name="enrolledCourses(nhr)" style:family="table">
      <style:table-properties style:rel-width="100%" fo:margin-left="0in" table:align="left"/>
    </style:style>
    <style:style style:name="enrolledCourses_28_nhr_29_.A" style:display-name="enrolledCourses(nhr).A" style:family="table-column">
      <style:table-column-properties style:rel-column-width="8100*"/>
    </style:style>
    <style:style style:name="enrolledCourses_28_nhr_29_.B" style:display-name="enrolledCourses(nhr).B" style:family="table-column">
      <style:table-column-properties style:rel-column-width="1538*"/>
    </style:style>
    <style:style style:name="enrolledCourses_28_nhr_29_.A1" style:display-name="enrolledCourses(nhr).A1" style:family="table-cell">
      <style:table-cell-properties fo:padding="0.0382in" fo:border="none"/>
    </style:style>
    <style:style style:name="enrolledCoursesExtra_28_nhr_29_" style:display-name="enrolledCoursesExtra(nhr)" style:family="table">
      <style:table-properties style:rel-width="100%" fo:margin-left="0in" table:align="left"/>
    </style:style>
    <style:style style:name="enrolledCoursesExtra_28_nhr_29_.A" style:display-name="enrolledCoursesExtra(nhr).A" style:family="table-column">
      <style:table-column-properties style:rel-column-width="8100*"/>
    </style:style>
    <style:style style:name="enrolledCoursesExtra_28_nhr_29_.B" style:display-name="enrolledCoursesExtra(nhr).B" style:family="table-column">
      <style:table-column-properties style:rel-column-width="1538*"/>
    </style:style>
    <style:style style:name="enrolledCoursesExtra_28_nhr_29_.A1" style:display-name="enrolledCoursesExtra(nhr).A1" style:family="table-cell">
      <style:table-cell-properties fo:padding="0.0382in" fo:border="none"/>
    </style:style>
    <style:style style:name="enrolledCoursesProp_28_nhr_29_" style:display-name="enrolledCoursesProp(nhr)" style:family="table">
      <style:table-properties style:rel-width="100%" fo:margin-left="0in" table:align="left"/>
    </style:style>
    <style:style style:name="enrolledCoursesProp_28_nhr_29_.A" style:display-name="enrolledCoursesProp(nhr).A" style:family="table-column">
      <style:table-column-properties style:rel-column-width="8100*"/>
    </style:style>
    <style:style style:name="enrolledCoursesProp_28_nhr_29_.B" style:display-name="enrolledCoursesProp(nhr).B" style:family="table-column">
      <style:table-column-properties style:rel-column-width="1538*"/>
    </style:style>
    <style:style style:name="enrolledCoursesProp_28_nhr_29_.A1" style:display-name="enrolledCoursesProp(nhr)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5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7" style:family="paragraph" style:parent-style-name="Standard">
      <style:paragraph-properties fo:margin-left="0in" fo:margin-right="0in" fo:margin-top="0in" fo:margin-bottom="0in" fo:line-height="0.2701in" fo:text-align="justify" style:justify-single-word="false" fo:text-indent="0in" style:auto-text-indent="false" style:shadow="none">
        <style:tab-stops>
          <style:tab-stop style:position="0.7209in"/>
        </style:tab-stops>
      </style:paragraph-properties>
      <style:text-properties fo:color="#000000" style:font-name="Courier New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</style:style>
    <style:style style:name="P9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.7035in" style:auto-text-indent="false" style:shadow="none">
        <style:tab-stops/>
      </style:paragraph-properties>
    </style:style>
    <style:style style:name="P10" style:family="paragraph" style:parent-style-name="Standard">
      <style:paragraph-properties fo:margin-left="0.5in" fo:margin-right="0in" fo:margin-top="0in" fo:margin-bottom="0in" fo:line-height="0.2799in" fo:text-align="justify" style:justify-single-word="false" fo:text-indent="0.2in" style:auto-text-indent="false" style:shadow="none"/>
      <style:text-properties fo:color="#000000" style:font-name="Courier New" fo:font-style="italic" style:font-style-asian="italic" style:font-style-complex="italic"/>
    </style:style>
    <style:style style:name="P11" style:family="paragraph" style:parent-style-name="Standard">
      <style:paragraph-properties fo:margin-top="0in" fo:margin-bottom="0in" fo:line-height="0.2799in" fo:text-align="start" style:justify-single-word="false"/>
    </style:style>
    <style:style style:name="P12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3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font-size-asian="12pt" style:font-style-asian="italic"/>
    </style:style>
    <style:style style:name="P14" style:family="paragraph" style:parent-style-name="Standard">
      <style:paragraph-properties fo:margin-top="0in" fo:margin-bottom="0in" fo:line-height="0.2799in" fo:text-align="start" style:justify-single-word="false"/>
      <style:text-properties style:font-name="Courier" fo:font-size="12pt" fo:font-style="italic" style:font-size-asian="12pt" style:font-style-asian="italic"/>
    </style:style>
    <style:style style:name="P15" style:family="paragraph" style:parent-style-name="Text_20_body">
      <style:paragraph-properties fo:margin-top="0in" fo:margin-bottom="0in" fo:line-height="0.2799in"/>
      <style:text-properties style:font-name="Courier New"/>
    </style:style>
    <style:style style:name="P16" style:family="paragraph" style:parent-style-name="Table_20_Contents">
      <style:paragraph-properties fo:margin-top="0in" fo:margin-bottom="0in" fo:line-height="0.25in"/>
      <style:text-properties style:font-name="Courier New"/>
    </style:style>
    <style:style style:name="P17" style:family="paragraph" style:parent-style-name="Table_20_Contents">
      <style:paragraph-properties fo:margin-top="0in" fo:margin-bottom="0in" fo:line-height="0.25in" fo:text-align="end" style:justify-single-word="false"/>
      <style:text-properties style:font-name="Courier New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T3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T4" style:family="text">
      <style:text-properties fo:color="#000000" style:font-name="Courier New" fo:font-size="12pt" fo:font-style="italic" style:text-underline-style="none" style:font-size-asian="10.5pt" style:font-style-asian="italic" style:font-size-complex="12pt" style:font-style-complex="italic"/>
    </style:style>
    <style:style style:name="T5" style:family="text"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Courier" fo:font-size="12pt" fo:font-style="italic" style:font-size-asian="12pt" style:font-style-asian="italic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20">
      <number:day/>
      <number:text> of 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printPrice"/>
        <text:user-field-decl office:value-type="string" office:string-value="" text:name="issuePrice"/>
        <text:user-field-decl office:value-type="string" office:string-value="" text:name="urgencyPrice"/>
        <text:user-field-decl office:value-type="string" office:string-value="" text:name="totalPrice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isRegistered"/>
        <text:user-field-decl office:value-type="string" office:string-value="" text:name="hasPrice"/>
        <text:user-field-decl office:value-type="string" office:string-value="" text:name="studentCurricularYear"/>
        <text:user-field-decl office:value-type="string" office:string-value="" text:name="hasPropaedeutics"/>
        <text:user-field-decl office:value-type="string" office:string-value="" text:name="hasExtraCurricular"/>
        <text:user-field-decl office:value-type="string" office:string-value="" text:name="isDetailed"/>
        <text:user-field-decl office:value-type="string" office:string-value="" text:name="institutionNameCaps"/>
        <text:user-field-decl office:value-type="string" office:string-value="" text:name="administrativeOfficeNameCaps"/>
        <text:user-field-decl office:value-type="string" office:string-value="" text:name="hasOnlyOneCurricularYear"/>
      </text:user-field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pan text:style-name="T5"><text:user-field-get text:name="administrativeOfficeCoordinator"/></text:span><text:span text:style-name="T5">, Coordinator of </text:span><text:span text:style-name="T5"><text:user-field-get text:name="administrativeOfficeNameCaps"/></text:span><text:span text:style-name="T5"> of </text:span><text:span text:style-name="T5"><text:user-field-get text:name="institutionNameCaps"/></text:span><text:span text:style-name="T5">, </text:span><text:span text:style-name="T5"><text:user-field-get text:name="universityName"/></text:span></text:p>
      <text:p text:style-name="P10">CERTIFIES that,</text:p>
      <text:p text:style-name="P5"><text:user-field-get text:name="fullName"/> </text:p>
      <text:p text:style-name="P6">with <text:user-field-get text:name="idDocType"/> Num. <text:user-field-get text:name="idDocNumber"/> </text:p>
      <text:p text:style-name="P6"><text:hidden-paragraph text:condition="ooow:parishOfBirth NEQ districtSubdivisionOfBirth"/>native of <text:user-field-get text:name="parishOfBirth"/></text:p>
      <text:p text:style-name="P6"><text:hidden-paragraph text:condition="ooow:parishOfBirth EQ districtSubdivisionOfBirth" text:is-hidden="true"/>native of <text:user-field-get text:name="parishOfBirth"/>, <text:user-field-get text:name="districtSubdivisionOfBirth"/></text:p>
      <text:p text:style-name="P6">and of <text:user-field-get text:name="nationality"/> nationality </text:p>
      <text:p text:style-name="P8"><text:span text:style-name="T4"><text:conditional-text text:condition="ooow:isRegistered EQ &quot;true&quot;" text:string-value-if-true="is" text:string-value-if-false="was" text:current-value="true">was</text:conditional-text></text:span><text:span text:style-name="T4"> REGISTERED in the execution year of </text:span><text:span text:style-name="T4"><text:user-field-get text:name="schoolYear"/></text:span><text:span text:style-name="T4">, on the <text:s text:c="13"/></text:span><text:span text:style-name="T4"><text:user-field-get text:name="studentCurricularYear"/></text:span><text:span text:style-name="T4"><text:hidden-text text:condition="ooow:hasOnlyOneCurricularYear EQ &quot;true&quot;" text:string-value=" curricular year, of the " text:is-hidden="true"> curricular year, of the </text:hidden-text></text:span><text:span text:style-name="T4"><text:user-field-get text:name="degreeDescription"/></text:span><text:span text:style-name="T4"><text:conditional-text text:condition="ooow:isDetailed EQ &quot;true&quot;" text:string-value-if-true=", in the following courses:" text:string-value-if-false="." text:current-value="true">.</text:conditional-text></text:span></text:p>
      <text:section text:style-name="Sect1" text:name="enrolledCourses" text:condition="ooow:isDetailed NEQ &quot;true&quot;" text:is-hidden="true" text:display="condition">
        <text:p text:style-name="Text_20_body"/>
        <table:table table:name="enrolledCourses(nhr)" table:style-name="enrolledCourses_28_nhr_29_">
          <table:table-column table:style-name="enrolledCourses_28_nhr_29_.A"/>
          <table:table-column table:style-name="enrolledCourses_28_nhr_29_.B"/>
          <table:table-row>
            <table:table-cell table:style-name="enrolledCourses_28_nhr_29_.A1" office:value-type="string">
              <text:p text:style-name="P16">name</text:p>
              <text:p text:style-name="P16"/>
            </table:table-cell>
            <table:table-cell table:style-name="enrolledCourses_28_nhr_29_.A1" office:value-type="string">
              <text:p text:style-name="P17">ects</text:p>
              <text:p text:style-name="P17"/>
            </table:table-cell>
          </table:table-row>
        </table:table>
      </text:section>
      <text:section text:style-name="Sect1" text:name="enrolledCoursesExtra" text:condition="ooow:hasExtraCurricular NEQ &quot;true&quot;" text:is-hidden="true" text:display="condition">
        <text:p text:style-name="P15">Extra-Curricular:</text:p>
        <table:table table:name="enrolledCoursesExtra(nhr)" table:style-name="enrolledCoursesExtra_28_nhr_29_">
          <table:table-column table:style-name="enrolledCoursesExtra_28_nhr_29_.A"/>
          <table:table-column table:style-name="enrolledCoursesExtra_28_nhr_29_.B"/>
          <table:table-row>
            <table:table-cell table:style-name="enrolledCoursesExtra_28_nhr_29_.A1" office:value-type="string">
              <text:p text:style-name="P16">name</text:p>
              <text:p text:style-name="P16"/>
            </table:table-cell>
            <table:table-cell table:style-name="enrolledCoursesExtra_28_nhr_29_.A1" office:value-type="string">
              <text:p text:style-name="P17">ects</text:p>
              <text:p text:style-name="P17"/>
            </table:table-cell>
          </table:table-row>
        </table:table>
      </text:section>
      <text:section text:style-name="Sect1" text:name="enrolledCoursesProp" text:condition="ooow:hasPropaedeutics NEQ &quot;true&quot;" text:is-hidden="true" text:display="condition">
        <text:p text:style-name="P15">Propaedeutic:</text:p>
        <table:table table:name="enrolledCoursesProp(nhr)" table:style-name="enrolledCoursesProp_28_nhr_29_">
          <table:table-column table:style-name="enrolledCoursesProp_28_nhr_29_.A"/>
          <table:table-column table:style-name="enrolledCoursesProp_28_nhr_29_.B"/>
          <table:table-row>
            <table:table-cell table:style-name="enrolledCoursesProp_28_nhr_29_.A1" office:value-type="string">
              <text:p text:style-name="P16">name</text:p>
              <text:p text:style-name="P16"/>
            </table:table-cell>
            <table:table-cell table:style-name="enrolledCoursesProp_28_nhr_29_.A1" office:value-type="string">
              <text:p text:style-name="P17">ects</text:p>
              <text:p text:style-name="P17"/>
            </table:table-cell>
          </table:table-row>
        </table:table>
      </text:section>
      <text:p text:style-name="P12"/>
      <text:p text:style-name="P12"><text:soft-page-break/></text:p>
      <text:p text:style-name="P12"><text:s text:c="36"/></text:p>
      <text:p text:style-name="P13"><text:user-field-get text:name="administrativeOfficeCoordinator"/></text:p>
      <text:p text:style-name="P13">Coordinator of <text:user-field-get text:name="administrativeOfficeName"/></text:p>
      <text:p text:style-name="P14"/>
      <text:p text:style-name="P11"><text:span text:style-name="T6"><text:user-field-get text:name="institutionName"/></text:span><text:span text:style-name="T6">, Lisboa, on the </text:span><text:span text:style-name="T6"><text:date style:data-style-name="N120" text:date-value="2014-04-18T01:31:08.99">18 of April, 2014</text:da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188in" fo:margin-left="-0.0083in" table:align="left" style:writing-mode="lr-tb"/>
    </style:style>
    <style:style style:name="Table1.A" style:family="table-column">
      <style:table-column-properties style:column-width="3.1076in"/>
    </style:style>
    <style:style style:name="Table1.B" style:family="table-column">
      <style:table-column-properties style:column-width="1.2938in"/>
    </style:style>
    <style:style style:name="Table1.C" style:family="table-column">
      <style:table-column-properties style:column-width="0.6944in"/>
    </style:style>
    <style:style style:name="Table1.D" style:family="table-column">
      <style:table-column-properties style:column-width="1.6229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MT3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1"><text:span text:style-name="MT1">Student No</text:span><text:span text:style-name="MT1">. </text:span><text:span text:style-name="MT1"><text:user-field-get style:data-style-name="N5001" text:name="studentNumber"/></text:span></text:p>
              <text:p text:style-name="MP2"><text:span text:style-name="MT1">R</text:span><text:span text:style-name="MT1">igister No</text:span><text:span text:style-name="MT1">. </text:span><text:span text:style-name="MT1"><text:user-field-get text:name="documentNumber"/></text:span><text:span text:style-name="MT1">/</text:span><text:span text:style-name="MT1"><text:user-field-get text:name="civilYear"/></text:span></text:p>
              <text:p text:style-name="MP3"><text:span text:style-name="MT2">Conferred by</text:span><text:span text:style-name="MT2">:</text:span><text:span text:style-name="MT3"> <text:s text:c="31"/></text:span><text:span text:style-name="MT2"><text:s text:c="3"/></text:span></text:p>
            </table:table-cell>
            <table:table-cell table:style-name="Table1.A1" office:value-type="string">
              <text:p text:style-name="MP4"/>
              <text:section text:style-name="MSect1" text:name="pricing" text:condition="ooow:hasPrice EQ &quot;false&quot;" text:display="condition">
                <text:p text:style-name="MP4">Printing...</text:p>
                <text:p text:style-name="MP4">Cert. Iss..</text:p>
                <text:p text:style-name="MP4">Fast Deliv.</text:p>
                <text:p text:style-name="MP4">Total</text:p>
              </text:section>
            </table:table-cell>
            <table:table-cell table:style-name="Table1.A1" office:value-type="string">
              <text:p text:style-name="MP4"/>
              <text:section text:style-name="MSect1" text:name="prices" text:condition="ooow:hasPrice EQ &quot;false&quot;" text:display="condition">
                <text:p text:style-name="MP4"><text:user-field-get text:name="printPrice"/> Eur</text:p>
                <text:p text:style-name="MP4"><text:user-field-get text:name="issuePrice"/> Eur</text:p>
                <text:p text:style-name="MP4"><text:user-field-get text:name="urgencyPrice"/> Eur</text:p>
                <text:p text:style-name="MP4"><text:user-field-get text:name="totalPrice"/> Eur</text:p>
              </text:section>
            </table:table-cell>
            <table:table-cell table:style-name="Table1.A1" office:value-type="string">
              <text:p text:style-name="MP4">Page <text:page-number text:select-page="current"/> of <text:page-count>2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7:12:59</meta:creation-date>
    <meta:editing-duration>PT3H44M</meta:editing-duration>
    <meta:editing-cycles>46</meta:editing-cycles>
    <meta:generator>LibreOffice/3.5$Linux_X86_64 LibreOffice_project/350m1$Build-2</meta:generator>
    <dc:date>2014-04-18T01:31:09</dc:date>
    <meta:document-statistic meta:table-count="4" meta:image-count="0" meta:object-count="0" meta:page-count="2" meta:paragraph-count="23" meta:word-count="59" meta:character-count="416" meta:non-whitespace-character-count="252"/>
  </office:meta>
</office:document-meta>
</file>